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302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7.1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Noto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Noto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>
            <text:p>Projects</text:p>
          </table:table-cell>
          <table:table-cell table:style-name="ce1" office:value-type="string" calcext:value-type="string">
            <text:p>Code Analysis</text:p>
          </table:table-cell>
          <table:table-cell table:style-name="ce1" office:value-type="string" calcext:value-type="string">
            <text:p>Container Configuration</text:p>
          </table:table-cell>
        </table:table-row>
        <table:table-row table:style-name="ro1">
          <table:table-cell office:value-type="string" calcext:value-type="string">
            <text:p>Spring-petclinic-microservices – P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hopOnContainers – P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service – P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 – 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enerator-jhipster – P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gento2 – P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commerce – P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service-recruit – P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pringcloud-course – P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gjingge – P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l-swarm – P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pring-boot-microservices - P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dao_service – P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l-cloud-alibaba - P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uoYi-Cloud – P1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-reading-cloud – P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pringCloud-MSA – P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 – P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nowy-cloud – P1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push – P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rtex – P21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stop – P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eger – P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ght-4j – P2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ar – P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services-demo – P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iquet – P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eep-framework – P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calecube – P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pinnaker – P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/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n" fo:country="AU" style:font-name-asian="Noto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9T20:42:45.590836519</dc:date>
    <meta:editing-duration>P1DT19H16M36S</meta:editing-duration>
    <meta:editing-cycles>13</meta:editing-cycles>
    <meta:generator>LibreOffice/7.4.6.2$Linux_X86_64 LibreOffice_project/40$Build-2</meta:generator>
    <meta:document-statistic meta:table-count="1" meta:cell-count="93" meta:object-count="0"/>
  </office:meta>
</office:document-meta>
</file>